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KR" svg:font-family="'Noto Sans CJK KR'" style:font-family-generic="system" style:font-pitch="variable"/>
    <style:font-face style:name="Noto Serif CJK KR" svg:font-family="'Noto Serif CJK KR'" style:font-family-generic="roman" style:font-pitch="variable"/>
    <style:font-face style:name="Noto Serif CJK KR1" svg:font-family="'Noto Serif CJK KR'" style:font-family-generic="system" style:font-pitch="variable"/>
  </office:font-face-decls>
  <office:automatic-styles>
    <style:style style:name="표1" style:family="table">
      <style:table-properties style:width="17.013cm" fo:margin-left="0cm" table:align="left"/>
    </style:style>
    <style:style style:name="표1.A" style:family="table-column">
      <style:table-column-properties style:column-width="4.313cm"/>
    </style:style>
    <style:style style:name="표1.B" style:family="table-column">
      <style:table-column-properties style:column-width="12.7cm"/>
    </style:style>
    <style:style style:name="표1.A1" style:family="table-cell">
      <style:table-cell-properties fo:padding="0.097cm" fo:border-left="0.5pt solid #000000" fo:border-right="none" fo:border-top="0.5pt solid #000000" fo:border-bottom="0.5pt solid #000000"/>
    </style:style>
    <style:style style:name="표1.B1" style:family="table-cell">
      <style:table-cell-properties fo:padding="0.097cm" fo:border="0.5pt solid #000000"/>
    </style:style>
    <style:style style:name="표1.2" style:family="table-row">
      <style:table-row-properties style:min-row-height="0.155cm"/>
    </style:style>
    <style:style style:name="표1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표1.B2" style:family="table-cell">
      <style:table-cell-properties fo:padding="0.097cm" fo:border-left="0.5pt solid #000000" fo:border-right="0.5pt solid #000000" fo:border-top="none" fo:border-bottom="0.5pt solid #000000"/>
    </style:style>
    <style:style style:name="표1.3" style:family="table-row">
      <style:table-row-properties style:min-row-height="0.129cm"/>
    </style:style>
    <style:style style:name="표1.B3" style:family="table-cell">
      <style:table-cell-properties fo:padding="0.097cm" fo:border-left="0.5pt solid #000000" fo:border-right="0.5pt solid #000000" fo:border-top="none" fo:border-bottom="0.5pt solid #000000"/>
    </style:style>
    <style:style style:name="표1.B4" style:family="table-cell">
      <style:table-cell-properties fo:padding="0.097cm" fo:border-left="0.5pt solid #000000" fo:border-right="0.5pt solid #000000" fo:border-top="none" fo:border-bottom="0.5pt solid #000000"/>
    </style:style>
    <style:style style:name="표1.B5" style:family="table-cell">
      <style:table-cell-properties fo:padding="0.097cm" fo:border-left="0.5pt solid #000000" fo:border-right="0.5pt solid #000000" fo:border-top="none" fo:border-bottom="0.5pt solid #000000"/>
    </style:style>
    <style:style style:name="표1.6" style:family="table-row">
      <style:table-row-properties style:min-row-height="0.178cm"/>
    </style:style>
    <style:style style:name="표1.B6" style:family="table-cell">
      <style:table-cell-properties fo:padding="0.097cm" fo:border-left="0.5pt solid #000000" fo:border-right="0.5pt solid #000000" fo:border-top="none" fo:border-bottom="0.5pt solid #000000"/>
    </style:style>
    <style:style style:name="표1.B7" style:family="table-cell">
      <style:table-cell-properties fo:padding="0.097cm" fo:border-left="0.5pt solid #000000" fo:border-right="0.5pt solid #000000" fo:border-top="none" fo:border-bottom="0.5pt solid #000000"/>
    </style:style>
    <style:style style:name="표1.8" style:family="table-row">
      <style:table-row-properties style:min-row-height="0.889cm"/>
    </style:style>
    <style:style style:name="표1.B8" style:family="table-cell">
      <style:table-cell-properties fo:padding="0.097cm" fo:border-left="0.5pt solid #000000" fo:border-right="0.5pt solid #000000" fo:border-top="none" fo:border-bottom="0.5pt solid #000000"/>
    </style:style>
    <style:style style:name="표1.B9" style:family="table-cell">
      <style:table-cell-properties fo:padding="0.097cm" fo:border-left="0.5pt solid #000000" fo:border-right="0.5pt solid #000000" fo:border-top="none" fo:border-bottom="0.5pt solid #000000"/>
    </style:style>
    <style:style style:name="표1.10" style:family="table-row">
      <style:table-row-properties style:min-row-height="0.873cm"/>
    </style:style>
    <style:style style:name="표1.B10" style:family="table-cell">
      <style:table-cell-properties style:vertical-align="" fo:padding="0.097cm" fo:border-left="0.5pt solid #000000" fo:border-right="0.5pt solid #000000" fo:border-top="none" fo:border-bottom="0.5pt solid #000000"/>
    </style:style>
    <style:style style:name="표1.11" style:family="table-row">
      <style:table-row-properties style:min-row-height="0.171cm"/>
    </style:style>
    <style:style style:name="표1.12" style:family="table-row">
      <style:table-row-properties style:min-row-height="0.58cm"/>
    </style:style>
    <style:style style:name="P1" style:family="paragraph" style:parent-style-name="Standard">
      <style:text-properties officeooo:rsid="001f5f52" officeooo:paragraph-rsid="001f5f52"/>
    </style:style>
    <style:style style:name="P2" style:family="paragraph" style:parent-style-name="Standard">
      <style:paragraph-properties fo:text-align="center" style:justify-single-word="false"/>
      <style:text-properties fo:font-size="20pt" officeooo:rsid="001f5f52" officeooo:paragraph-rsid="001f5f52" style:font-size-asian="20pt" style:font-size-complex="20pt"/>
    </style:style>
    <style:style style:name="P3" style:family="paragraph" style:parent-style-name="Standard">
      <style:paragraph-properties fo:text-align="end" style:justify-single-word="false"/>
      <style:text-properties fo:font-size="12pt" officeooo:rsid="00270cd6" officeooo:paragraph-rsid="00270cd6" style:font-size-asian="10.5pt" style:font-size-complex="12pt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text-properties officeooo:paragraph-rsid="0021f618"/>
    </style:style>
    <style:style style:name="P6" style:family="paragraph" style:parent-style-name="Table_20_Contents">
      <style:text-properties officeooo:paragraph-rsid="00270cd6"/>
    </style:style>
    <style:style style:name="P7" style:family="paragraph" style:parent-style-name="Table_20_Contents">
      <style:text-properties officeooo:paragraph-rsid="00287978"/>
    </style:style>
    <style:style style:name="P8" style:family="paragraph" style:parent-style-name="Table_20_Contents">
      <style:text-properties officeooo:rsid="002bdd6a" officeooo:paragraph-rsid="002bdd6a"/>
    </style:style>
    <style:style style:name="P9" style:family="paragraph" style:parent-style-name="Table_20_Contents">
      <style:text-properties officeooo:rsid="002be4ca" officeooo:paragraph-rsid="002be4ca"/>
    </style:style>
    <style:style style:name="P10" style:family="paragraph" style:parent-style-name="Standard">
      <style:paragraph-properties fo:text-align="end" style:justify-single-word="false"/>
      <style:text-properties fo:font-size="12pt" officeooo:rsid="00311ab7" officeooo:paragraph-rsid="00311ab7" style:font-size-asian="10.5pt" style:font-size-complex="12pt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  <style:text-properties officeooo:rsid="00311ab7" officeooo:paragraph-rsid="00311ab7"/>
    </style:style>
    <style:style style:name="P13" style:family="paragraph" style:parent-style-name="Table_20_Contents">
      <style:text-properties officeooo:rsid="00320745" officeooo:paragraph-rsid="00320745"/>
    </style:style>
    <style:style style:name="T1" style:family="text">
      <style:text-properties officeooo:rsid="0032074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요구 분석서</text:p>
      <text:p text:style-name="P2"/>
      <text:p text:style-name="P10">3조 이수빈, 김민형, 서주현, 손웅철</text:p>
      <text:p text:style-name="P3"/>
      <table:table table:name="표1" table:style-name="표1">
        <table:table-column table:style-name="표1.A"/>
        <table:table-column table:style-name="표1.B"/>
        <table:table-row>
          <table:table-cell table:style-name="표1.A1" office:value-type="string">
            <text:p text:style-name="P4">분 류</text:p>
          </table:table-cell>
          <table:table-cell table:style-name="표1.B1" office:value-type="string">
            <text:p text:style-name="P4">설명</text:p>
          </table:table-cell>
        </table:table-row>
        <table:table-row table:style-name="표1.2">
          <table:table-cell table:style-name="표1.A2" table:number-rows-spanned="4" office:value-type="string">
            <text:p text:style-name="P4">각 지역 농산물 센터</text:p>
            <text:p text:style-name="P12">(C_Client)</text:p>
          </table:table-cell>
          <table:table-cell table:style-name="표1.B2" office:value-type="string">
            <text:p text:style-name="P8">지역별로 농수축산물 조사가격정보 데이터들을 분리한다.</text:p>
          </table:table-cell>
        </table:table-row>
        <table:table-row table:style-name="표1.3">
          <table:covered-table-cell table:style-name="표1.A2"/>
          <table:table-cell table:style-name="표1.B2" office:value-type="string">
            <text:p text:style-name="Table_20_Contents">분리된 데이터들을 중앙 농산물 센터 서버에 전송</text:p>
          </table:table-cell>
        </table:table-row>
        <table:table-row table:style-name="표1.3">
          <table:covered-table-cell table:style-name="표1.A2"/>
          <table:table-cell table:style-name="표1.B2" office:value-type="string">
            <text:p text:style-name="Table_20_Contents">서버가 요청하는 해당 년도,지역, 상품의 가격을 서버로 전송</text:p>
          </table:table-cell>
        </table:table-row>
        <table:table-row table:style-name="표1.3">
          <table:covered-table-cell table:style-name="표1.A2"/>
          <table:table-cell table:style-name="표1.B2" office:value-type="string">
            <text:p text:style-name="Table_20_Contents">지역의 농산물의 최대,최소,평균 가격, 올해 예상 가격등을 생성</text:p>
          </table:table-cell>
        </table:table-row>
        <table:table-row table:style-name="표1.6">
          <table:table-cell table:style-name="표1.A2" table:number-rows-spanned="4" office:value-type="string">
            <text:p text:style-name="P12">중앙 농산물 센터</text:p>
            <text:p text:style-name="P12">(C_Server)</text:p>
          </table:table-cell>
          <table:table-cell table:style-name="표1.B6" office:value-type="string">
            <text:p text:style-name="P13">각 지역 농산물센터(C_Client)가 보내는 데이터를 수신</text:p>
          </table:table-cell>
        </table:table-row>
        <table:table-row table:style-name="표1.6">
          <table:covered-table-cell table:style-name="표1.A2"/>
          <table:table-cell table:style-name="표1.B7" office:value-type="string">
            <text:p text:style-name="Table_20_Contents">수신된 데이터들을 지역별 파일로 저장</text:p>
          </table:table-cell>
        </table:table-row>
        <table:table-row table:style-name="표1.8">
          <table:covered-table-cell table:style-name="표1.A2"/>
          <table:table-cell table:style-name="표1.B7" office:value-type="string">
            <text:p text:style-name="P13">유저(PythonClient)와 통신하여 유저가 요청하는 데이터를 송신</text:p>
          </table:table-cell>
        </table:table-row>
        <table:table-row table:style-name="표1.6">
          <table:covered-table-cell table:style-name="표1.A2"/>
          <table:table-cell table:style-name="표1.B7" office:value-type="string">
            <text:p text:style-name="Table_20_Contents">데이터가 현재 서버에 없는 경우, 각 지역 데이터 농산물 센터에 요청하고 수신하여 유저에게 전송<text:span text:style-name="T1">(22년도 데이터들이 해당)</text:span></text:p>
          </table:table-cell>
        </table:table-row>
        <table:table-row table:style-name="표1.10">
          <table:table-cell table:style-name="표1.A2" table:number-rows-spanned="4" office:value-type="string">
            <text:p text:style-name="P12">유저</text:p>
            <text:p text:style-name="P12">(Python_Client)</text:p>
          </table:table-cell>
          <table:table-cell table:style-name="표1.B10" office:value-type="string">
            <text:p text:style-name="P9">중앙 농산물 센터(<text:span text:style-name="T1">C_Server)와 네트워크 통신</text:span></text:p>
          </table:table-cell>
        </table:table-row>
        <table:table-row table:style-name="표1.11">
          <table:covered-table-cell table:style-name="표1.A2"/>
          <table:table-cell table:style-name="표1.B10" office:value-type="string">
            <text:p text:style-name="P6">년도,지역,상품을 검색하면 해당 상품의 가격 조회</text:p>
          </table:table-cell>
        </table:table-row>
        <table:table-row table:style-name="표1.12">
          <table:covered-table-cell table:style-name="표1.A2"/>
          <table:table-cell table:style-name="표1.B10" office:value-type="string">
            <text:p text:style-name="P5">원하는 지역의 상품의 최대, 최소, 평균 가격을 조회</text:p>
          </table:table-cell>
        </table:table-row>
        <table:table-row table:style-name="표1.12">
          <table:covered-table-cell table:style-name="표1.A2"/>
          <table:table-cell table:style-name="표1.B10" office:value-type="string">
            <text:p text:style-name="P5">농산물 가격추이를 그래프로 표현</text:p>
          </table:table-cell>
        </table:table-row>
      </table:table>
      <text:p text:style-name="P1"><text:s/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KR" svg:font-family="'Noto Sans CJK KR'" style:font-family-generic="system" style:font-pitch="variable"/>
    <style:font-face style:name="Noto Serif CJK KR" svg:font-family="'Noto Serif CJK KR'" style:font-family-generic="roman" style:font-pitch="variable"/>
    <style:font-face style:name="Noto Serif CJK KR1" svg:font-family="'Noto Serif CJK K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Noto Serif CJK KR" fo:font-size="12pt" fo:language="en" fo:country="US" style:letter-kerning="true" style:font-name-asian="Noto Serif CJK KR1" style:font-size-asian="10.5pt" style:language-asian="ko" style:country-asian="KR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Noto Serif CJK KR" fo:font-size="12pt" fo:language="en" fo:country="US" style:letter-kerning="true" style:font-name-asian="Noto Serif CJK KR1" style:font-size-asian="10.5pt" style:language-asian="ko" style:country-asian="KR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KR" style:font-family-asian="'Noto Sans CJK K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3T15:33:31.888222629</meta:creation-date>
    <dc:date>2023-12-15T14:58:40.802145638</dc:date>
    <meta:editing-duration>PT2H45M54S</meta:editing-duration>
    <meta:editing-cycles>10</meta:editing-cycles>
    <meta:generator>LibreOffice/7.3.7.2$Linux_X86_64 LibreOffice_project/30$Build-2</meta:generator>
    <meta:document-statistic meta:table-count="1" meta:image-count="0" meta:object-count="0" meta:page-count="1" meta:paragraph-count="23" meta:word-count="325" meta:character-count="474" meta:non-whitespace-character-count="390"/>
  </office:meta>
</office:document-meta>
</file>